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1b75bc" draw:textarea-horizontal-align="justify" draw:textarea-vertical-align="middle" draw:auto-grow-height="false" fo:min-height="5.35cm" fo:min-width="8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15cm" fo:min-width="6.6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2.15cm" fo:min-width="6.6cm"/>
    </style:style>
    <style:style style:name="gr4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1.272cm" fo:min-width="0cm"/>
    </style:style>
    <style:style style:name="gr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72cm" fo:min-width="0cm"/>
    </style:style>
    <style:style style:name="gr6" style:family="graphic" style:parent-style-name="standard">
      <style:graphic-properties svg:stroke-color="#000000" draw:fill="solid" draw:fill-color="#21409a" draw:textarea-horizontal-align="justify" draw:textarea-vertical-align="middle" draw:auto-grow-height="false" fo:min-height="2.9cm" fo:min-width="0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b75bc"/>
      <style:paragraph-properties fo:text-align="center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loext:graphic-properties draw:fill="solid" draw:fill-color="#666666"/>
      <style:paragraph-properties fo:text-align="center"/>
    </style:style>
    <style:style style:name="P5" style:family="paragraph">
      <loext:graphic-properties draw:fill="solid" draw:fill-color="#21409a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3pt" style:font-size-asian="18pt" style:font-size-complex="18pt"/>
    </style:style>
    <style:style style:name="P8" style:family="paragraph">
      <loext:graphic-properties draw:fill="none" draw:fill-color="#ffffff"/>
      <style:text-properties fo:font-size="13pt" style:font-size-asian="18pt" style:font-size-complex="18pt"/>
    </style:style>
    <style:style style:name="T1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8.5cm" svg:height="5.6cm" svg:x="10.9cm" svg:y="8.9cm">
          <text:p text:style-name="P1">Base de conocimiento</text:p>
          <text:p text:style-name="P1">(Información a priori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1cm" svg:height="2.4cm" svg:x="2.3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11.4cm" svg:y="3cm">
          <text:p text:style-name="P1">Segment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0.9cm" svg:y="14.6cm">
          <text:p text:style-name="P1">Clasificación de obje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.1cm" svg:y="6.7cm">
          <text:p text:style-name="P1">Pre-procesami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0.9cm" svg:y="6.6cm">
          <text:p text:style-name="P1">Extracción de Rasg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7cm" svg:height="1.9cm" svg:x="14.6cm" svg:y="6.6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0.7cm" svg:height="1.9cm" draw:transform="rotate (-0.785398163397449) translate (9.944cm 12.262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0.7cm" svg:height="1.9cm" draw:transform="rotate (0.785398163397448) translate (19.862cm 13.056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0.7cm" svg:height="1.9cm" draw:transform="rotate (0.785398163397448) translate (9.462cm 7.195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0.7cm" svg:height="1.9cm" draw:transform="rotate (-0.785398163397449) translate (20.305cm 6.562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1cm" svg:height="3.6cm" svg:x="4.3cm" svg:y="10.4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cm" svg:height="3.6cm" draw:transform="rotate (-3.14159265358979) translate (24.8cm 14.3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cm" svg:height="3.6cm" draw:transform="rotate (-0.785398163397448) translate (9.993cm 3.247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cm" svg:height="3.6cm" draw:transform="rotate (-2.35619449019235) translate (22.26cm 5.753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6" draw:layer="layout" svg:width="4.3cm" svg:height="1.8cm" svg:x="3.6cm" svg:y="14.6cm">
          <draw:text-box>
            <text:p>Adquisición de la imagen</text:p>
          </draw:text-box>
        </draw:frame>
        <draw:frame draw:style-name="gr8" draw:text-style-name="P8" draw:layer="layout" svg:width="7cm" svg:height="1.3cm" svg:x="20.8cm" svg:y="9cm">
          <draw:text-box>
            <text:p text:style-name="P7"><text:span text:style-name="T1">Describir cuantitativamente la naturaleza de los objetos</text:span></text:p>
          </draw:text-box>
        </draw:frame>
        <draw:frame draw:style-name="gr8" draw:text-style-name="P8" draw:layer="layout" svg:width="7cm" svg:height="1.3cm" svg:x="20.7cm" svg:y="17.1cm">
          <draw:text-box>
            <text:p text:style-name="P7"><text:span text:style-name="T1">Asignar una etiqueta a un objeto a partir de sus rasgos</text:span></text:p>
          </draw:text-box>
        </draw:frame>
        <draw:frame draw:style-name="gr8" draw:text-style-name="P8" draw:layer="layout" svg:width="7cm" svg:height="1.3cm" svg:x="2.2cm" svg:y="16.9cm">
          <draw:text-box>
            <text:p text:style-name="P7"><text:span text:style-name="T1">Captura y digitalización de una escena del mundo real</text:span></text:p>
          </draw:text-box>
        </draw:frame>
        <draw:frame draw:style-name="gr8" draw:text-style-name="P8" draw:layer="layout" svg:width="7cm" svg:height="1.3cm" svg:x="2cm" svg:y="9.2cm">
          <draw:text-box>
            <text:p text:style-name="P7"><text:span text:style-name="T1">Adecuar la imagen para una explicación específica</text:span></text:p>
          </draw:text-box>
        </draw:frame>
        <draw:frame draw:style-name="gr8" draw:text-style-name="P8" draw:layer="layout" svg:width="7cm" svg:height="1.3cm" svg:x="11.2cm" svg:y="5.5cm">
          <draw:text-box>
            <text:p text:style-name="P7"><text:span text:style-name="T1">Aislar los objetos de interé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21:01:08.413435664</meta:creation-date>
    <dc:date>2020-04-30T21:35:27.780253268</dc:date>
    <meta:editing-duration>PT3M13S</meta:editing-duration>
    <meta:editing-cycles>1</meta:editing-cycles>
    <meta:document-statistic meta:object-count="21"/>
    <meta:generator>LibreOffice/6.0.7.3$Linux_X86_64 LibreOffice_project/00m0$Build-3</meta:generator>
  </office:meta>
</office:document-meta>
</file>